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color="#0000ff"/>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loext:graphic-properties draw:fill="solid" draw:fill-color="#eeeeee" draw:opacity="100%"/>
      <style:paragraph-properties fo:background-color="#eeeeee"/>
      <style:text-properties fo:language="ru" fo:country="RU"/>
    </style:style>
    <style:style style:name="P6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7" style:family="paragraph" style:parent-style-name="Text_20_body">
      <loext:graphic-properties draw:fill="solid" draw:fill-color="#eeeeee" draw:opacity="100%"/>
      <style:paragraph-properties fo:background-color="#eeeeee"/>
    </style:style>
    <style:style style:name="P68" style:family="paragraph" style:parent-style-name="First_20_line_20_indent">
      <loext:graphic-properties draw:fill="solid" draw:fill-color="#eeeeee" draw:opacity="100%"/>
      <style:paragraph-properties fo:background-color="#eeeeee"/>
      <style:text-properties fo:language="ru" fo:country="RU"/>
    </style:style>
    <style:style style:name="P6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0" style:family="paragraph" style:parent-style-name="Text_20_body">
      <style:paragraph-properties fo:margin-left="0in" fo:margin-right="0in" fo:text-align="justify" style:justify-single-word="false" fo:text-indent="0in" style:auto-text-indent="false"/>
    </style:style>
    <style:style style:name="P71" style:family="paragraph" style:parent-style-name="Text_20_body">
      <style:paragraph-properties fo:margin-left="0in" fo:margin-right="0in" fo:text-align="justify" style:justify-single-word="false" fo:text-indent="0in" style:auto-text-indent="false"/>
      <style:text-properties fo:color="#800000"/>
    </style:style>
    <style:style style:name="P72" style:family="paragraph" style:parent-style-name="Text_20_body">
      <style:paragraph-properties fo:margin-left="0in" fo:margin-right="0in" fo:text-align="center" style:justify-single-word="false" fo:text-indent="0in" style:auto-text-indent="false"/>
    </style:style>
    <style:style style:name="P7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1">
      <style:paragraph-properties fo:text-align="justify" style:justify-single-word="false"/>
      <style:text-properties fo:language="ru" fo:country="RU"/>
    </style:style>
    <style:style style:name="P92" style:family="paragraph" style:parent-style-name="Text_20_body" style:list-style-name="L2">
      <style:paragraph-properties fo:text-align="justify" style:justify-single-word="false"/>
      <style:text-properties fo:language="ru" fo:country="RU"/>
    </style:style>
    <style:style style:name="P93" style:family="paragraph" style:parent-style-name="Text_20_body" style:list-style-name="L3">
      <style:text-properties fo:language="ru" fo:country="RU"/>
    </style:style>
    <style:style style:name="P9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e0420"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20e33" officeooo:paragraph-rsid="00220e33" style:font-style-asian="italic" style:font-style-complex="italic"/>
    </style:style>
    <style:style style:name="P9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Heading_20_2">
      <loext:graphic-properties draw:fill="solid" draw:fill-color="#eeeeee" draw:opacity="100%"/>
      <style:paragraph-properties fo:background-color="#eeeeee"/>
    </style:style>
    <style:style style:name="P102" style:family="paragraph" style:parent-style-name="Heading_20_2">
      <loext:graphic-properties draw:fill="solid" draw:fill-color="#eeeeee" draw:opacity="100%"/>
      <style:paragraph-properties fo:background-color="#eeeeee"/>
      <style:text-properties fo:language="ru" fo:country="RU"/>
    </style:style>
    <style:style style:name="P103" style:family="paragraph" style:parent-style-name="Heading_20_1">
      <loext:graphic-properties draw:fill="solid" draw:fill-color="#eeeeee" draw:opacity="100%"/>
      <style:paragraph-properties fo:background-color="#eeeeee"/>
    </style:style>
    <style:style style:name="P104" style:family="paragraph" style:parent-style-name="Heading_20_1">
      <style:paragraph-properties fo:margin-left="0in" fo:margin-right="0in" fo:text-align="center" style:justify-single-word="false" fo:text-indent="0.1965in" style:auto-text-indent="false"/>
    </style:style>
    <style:style style:name="P10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Footnote">
      <style:text-properties officeooo:rsid="001e0420" officeooo:paragraph-rsid="001e0420"/>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13ead"/>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style:use-window-font-color="true" officeooo:rsid="001849ba"/>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3cce3"/>
    </style:style>
    <style:style style:name="T27" style:family="text">
      <style:text-properties officeooo:rsid="00169a6c"/>
    </style:style>
    <style:style style:name="T28" style:family="text">
      <style:text-properties officeooo:rsid="001849ba"/>
    </style:style>
    <style:style style:name="T29" style:family="text">
      <style:text-properties officeooo:rsid="001900b5"/>
    </style:style>
    <style:style style:name="T30" style:family="text">
      <style:text-properties officeooo:rsid="001edd44"/>
    </style:style>
    <style:style style:name="T31" style:family="text">
      <style:text-properties officeooo:rsid="00220e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22172494560713037" text:style-name="L1">
        <text:list-item>
          <text:p text:style-name="P90">добавить детектив <text:span text:style-name="T1">(реализовано)</text:span>+ магические уроки/трактаты Старсвирла</text:p>
        </text:list-item>
        <text:list-item>
          <text:p text:style-name="P91">Терра несколько раз пытается убить Макса (один раз — в аквапарке). Несколько раз Макса спасает Селестия (даёт приказы Нексусу)</text:p>
        </text:list-item>
        <text:list-item>
          <text:p text:style-name="P91">Книги:</text:p>
        </text:list-item>
      </text:list>
      <text:list xml:id="list3686963989888112488" text:style-name="L2">
        <text:list-item>
          <text:p text:style-name="P92">«Великие грифоны прошлого» - из канона (5<text:span text:style-name="T6">s8e)</text:span></text:p>
        </text:list-item>
        <text:list-item>
          <text:p text:style-name="P92">«Высшие заклинания в повседневном использовании: от песчинки до дворца»</text:p>
        </text:list-item>
        <text:list-item>
          <text:p text:style-name="P92">«Малоизвестные аспекты магии трансформаций»</text:p>
        </text:list-item>
        <text:list-item>
          <text:p text:style-name="P9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2">Дасти Вейфарер «Зебрианская культура, быт и фольклор»</text:p>
        </text:list-item>
        <text:list-item>
          <text:p text:style-name="P92">«Краткая история Эквестрии»</text:p>
        </text:list-item>
        <text:list-item>
          <text:p text:style-name="P92">«Шедевры архитектуры Эквестрии» с разделом о Кантерлотском Королевском Дворце</text:p>
        </text:list-item>
        <text:list-item>
          <text:p text:style-name="P92">«Великие дела и великие чары». Страница 893: …</text:p>
        </text:list-item>
        <text:list-item>
          <text:p text:style-name="P92">«Природа Проклятий» - обмен</text:p>
        </text:list-item>
        <text:list-item>
          <text:p text:style-name="P92">«Магия для Чайников» - обмен</text:p>
        </text:list-item>
        <text:list-item>
          <text:p text:style-name="P92">«Энциклопедия Арканум» - обмен</text:p>
        </text:list-item>
        <text:list-item>
          <text:p text:style-name="P92">«О Гейсах» - обмен</text:p>
        </text:list-item>
        <text:list-item>
          <text:p text:style-name="P92"><text:soft-page-break/>«Тайны Тайных Наук» - обмен</text:p>
        </text:list-item>
        <text:list-item>
          <text:p text:style-name="P92">«Основы Заклятий» - обмен</text:p>
        </text:list-item>
        <text:list-item>
          <text:p text:style-name="P92">«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425277645563562582" text:style-name="L3">
        <text:list-item>
          <text:p text:style-name="P9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3">Селестия — переменчивая пони. В одно время не строгая, а в другое может быть такой, что страшно становится</text:p>
        </text:list-item>
        <text:list-item>
          <text:p text:style-name="P9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3">Около 820-ти лет назад будущий маг Лайтнинг Стар поступил на обучение к наставнику Тииспоту</text:p>
        </text:list-item>
        <text:list-item>
          <text:p text:style-name="P9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3">У Селестии грива и хвост развеваются и переливаются от магического шампуня</text:p>
        </text:list-item>
        <text:list-item>
          <text:p text:style-name="P93">Тело Селестии очень крепкое — может выдержать несколько тонн земли</text:p>
        </text:list-item>
        <text:list-item>
          <text:p text:style-name="P93">Дискорд намного старше принцесс, его магия сильнее ихней на голову</text:p>
        </text:list-item>
        <text:list-item>
          <text:p text:style-name="P93">Луна младше Селестии на 3 года. Сёстрам около 5000 лет. По другим данным, Селестии около 2500 лет.</text:p>
        </text:list-item>
        <text:list-item>
          <text:p text:style-name="P93">Принцессы начали войну с Дискордом в возрасте, когда им было около 700 лет — и продолжалась война почти сто лет</text:p>
        </text:list-item>
        <text:list-item>
          <text:p text:style-name="P93">Самый главный враг сестёр и Дискорда — скука</text:p>
        </text:list-item>
        <text:list-item>
          <text:p text:style-name="P93">В Эквестрии на одного жеребца приходится четыре - пять кобыл</text:p>
        </text:list-item>
        <text:list-item>
          <text:p text:style-name="P9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3">Селестия в первые полторы тысячи лет путешествовала — и заварила несколько войн (две — с Эквестрией, в одной была против Луны)</text:p>
        </text:list-item>
        <text:list-item>
          <text:p text:style-name="P93">Настоящий цвет гривы Селестии — клубнично-розовая. Радужный цвет гривы и хвоста поддерживается магией</text:p>
        </text:list-item>
        <text:list-item>
          <text:p text:style-name="P93">Кроме Дискорда, старше сестёр ещё старейшина драконов</text:p>
        </text:list-item>
        <text:list-item>
          <text:p text:style-name="P93"><text:soft-page-break/>Кэйденс не прожила и 60-ти лет и является низкорожденной</text:p>
        </text:list-item>
        <text:list-item>
          <text:p text:style-name="P9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3">Народ тихо фигел от нововведений и с ещё большим ожесточением продолжал делать по-своему</text:p>
        </text:list-item>
        <text:list-item>
          <text:p text:style-name="P9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3">Когда пони женятся, они обмениваются ножными браслетами</text:p>
        </text:list-item>
        <text:list-item>
          <text:p text:style-name="P93">Светилами, кроме сестёр, могут управлять единороги (группы), Дискорд, Твайлайт и Старсвирл</text:p>
        </text:list-item>
        <text:list-item>
          <text:p text:style-name="P93">Королева Кризалис — правительница Зелёной Долины</text:p>
        </text:list-item>
        <text:list-item>
          <text:p text:style-name="P93">Мать Луны и Селестии — аликорн Лорен. Мать Дискорда — Алиса (пони-человек)</text:p>
        </text:list-item>
        <text:list-item>
          <text:p text:style-name="P9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text:soft-page-break/>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4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3">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43">Ограничени<text:span text:style-name="T1">е 2: решение должно находиться в правовых рамках уголовного и административного кодекса.</text:span></text:p>
      <text:p text:style-name="P43">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3"><text:span text:style-name="T6">&lt;\</text:span><text:span text:style-name="T1">Выполняю задачу</text:span>...</text:p>
      <text:p text:style-name="P43"><text:span text:style-name="T6">&lt;\</text:span>...</text:p>
      <text:p text:style-name="P43"><text:span text:style-name="T6">&lt;\</text:span>Решение:</text:p>
      <text:p text:style-name="P43"><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3"><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33">Ага, уже теплее.</text:p>
      <text:p text:style-name="P33"/>
      <text:p text:style-name="P42"><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48">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3">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text:span text:style-name="T31">нахер</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31">хуй</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text:span text:style-name="T31">И охуевающий с того.</text:span></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text:span text:style-name="T31">слюнявые фантазии</text:span>,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5">Музыка быстрая, тревожная, надорваная и печальная (Pet Shop Boys “So Hard” ?)</text:p>
      <text:p text:style-name="P25"/>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text:soft-page-break/></text:p>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3">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3">парой сезонов</text:span><text:span text:style-name="T6">&gt;</text:span> этих детских мультиков <text:span text:style-name="T1">—</text:span> главного увлечения <text:soft-page-break/>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text:soft-page-break/>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text:span text:style-name="T6">&lt;</text:span><text:span text:style-name="T12">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9">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2">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text:soft-page-break/>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text:soft-page-break/>–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text:soft-page-break/>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text:soft-page-break/>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6">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6"/>
      <text:p text:style-name="P19">Глава IV. Пределы магии</text:p>
      <text:p text:style-name="P18"/>
      <text:p text:style-name="P19">Вашему покорному слуге известны четыре предела магии: </text:p>
      <text:list xml:id="list8883339288269051302" text:style-name="L4">
        <text:list-item>
          <text:p text:style-name="P9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4">Второй предел. На сём пределе мы впервые встречаем взаимодействие с Творцом, <text:s/>Демиургом, С<text:span text:style-name="T28">верх</text:span>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30">Когда-нибудь пошлю нахер все каноны письменности и учредю свои! С блекджеком и шлюхами. </text:span><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1">– <text:span text:style-name="T1">Восемь, </text:span><text:span text:style-name="T5">учитель</text:span>.</text:p><text:p text:style-name="P81">–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4"><text:soft-page-break/><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44"><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8">магические заготовки для летающих колесниц</text:span><text:span text:style-name="T12">&gt;</text:span>. Но дворцовым бюрократам необязательно ж знать, КАК я их уничтожаю, хе-хе! Некоторые из &lt;<text:span text:style-name="T8">платформ</text:span><text:span text:style-name="T12">&gt; </text:span>уничтожаются путём повышенного износа, будучи частью экспериментальных колесниц! “Лорен” я сделал на базе &lt;<text:span text:style-name="T8">платформы</text:span><text:span text:style-name="T12">&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8">И никто ж не догадывался, что она может летать! Её Высочество, разумеется, догадывались, но только посмеивались втихомолку</text:span><text:span text:style-name="T12">.</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text:soft-page-break/>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text:soft-page-break/>–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6">– </text:span>Не забывай, человек, я — могущественный маг и правитель Эквестрии. Ко мне нужно относиться с должным уважением!</text:p>
      <text:p text:style-name="P38"><text:span text:style-name="T6">– </text:span>А то что? Превратишь в жабу? Сошлёшь на Луну? Убьёшь нахер?</text:p>
      <text:p text:style-name="P38">Аликорница сникла. Уши её опустились.</text:p>
      <text:p text:style-name="P38"><text:span text:style-name="T6">– </text:span>Макс, не надо... Ты же знаешь, я этого не сделаю.</text:p>
      <text:p text:style-name="P38"><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8"><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8"><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6">– </text:span>Вот, читай отсюда. <text:span text:style-name="T6">– а</text:span>ликорница подчеркнула абзац копытом.</text:p>
      <text:p text:style-name="P38"/>
      <text:p text:style-name="P40">***</text:p>
      <text:p text:style-name="P40"/>
      <text:p text:style-name="P41"><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будут исчезать пони, города приходить в запустение, магия будет уходить из мира, а сам мир будет превращаться в Ничто. Никто — даже самые могущественные маги — не смогут исправить положение, ибо причина всех несчастий кроется в устройстве мира,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95"><text:span text:style-name="T27">У</text:span>тлой <text:span text:style-name="T29">скорлупкой</text:span> в <text:span text:style-name="T27">декабрьский шторм</text:span> может пройти наш мир сквозь бездну небытия в тихую гавань процветания, ведомый проводником. <text:span text:style-name="T26">Сей проводник, подобно Валету Червей, что позволил мне в безнадёжной ситуации сорвать куш в блекджеке, может повернуть вспять угасание и победить Ничто</text:span>. <text:span text:style-name="T28">Огромная сила сверхаликорна стоит за ним. Но призвать его нелегко, а убедить помочь — ещё сложнее, ибо сам по себе проводник равнодушен, безлик и холоден. Как исполнить первую часть задачи — призвать его — мне известно, а со второй частью #######</text:span><text:span text:style-name="T28"><text:note text:id="ftn0" text:note-class="footnote"><text:note-citation>11</text:note-citation><text:note-body><text:p text:style-name="P106">затёрто</text:p></text:note-body></text:note></text:span><text:span text:style-name="T28"> сами, мои маленькие пони...»</text:span></text:p>
      <text:p text:style-name="P96"/>
      <text:p text:style-name="P96"/>
      <text:p text:style-name="P96"/>
      <text:p text:style-name="P4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
      <text:p text:style-name="P38">&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text:soft-page-break/>&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3">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2">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oft-page-break/><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2"> - А почему ты смеялась, когда я обблевал тебе копыто?</text:span></text:p>
      <text:p text:style-name="P14"><text:span text:style-name="T12">-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01" text:outline-level="2">Рассказ Селестии <text:span text:style-name="T12">(“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3">...</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oft-page-break/><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oft-page-break/><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text:soft-page-break/></text:p>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01" text:outline-level="2">Рейд пони-рэйнджеров</text:h>
      <text:p text:style-name="P2"/>
      <text:p text:style-name="P26">(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3">Добавить кокатрикса, мантикору и древесных волков. Тентаклианы переименовать в пландерсиды</text:span><text:span text:style-name="T6">&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2">???</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01"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text:soft-page-break/>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2">гидрорысью</text:span><text:span text:style-name="T6">&gt;</text:span> и нападением <text:span text:style-name="T6">&lt;</text:span><text:span text:style-name="T12">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2">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text:soft-page-break/>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text:soft-page-break/>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2">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2">34 - утерянная глава </text:span><text:span text:style-name="T6">&gt;</text:span></text:p>
      <text:p text:style-name="P2"><text:span text:style-name="T6">&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1" text:outline-level="2">В библиотеке замка Селестии</text:h>
      <text:p text:style-name="P67"/>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2">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3">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oft-page-break/><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3">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oft-page-break/><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3">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3">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text:soft-page-break/>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text:soft-page-break/>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0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h text:style-name="P101" text:outline-level="2">Первый сеанс двойного сна. Рэрити</text:h>
      <text:p text:style-name="P2"/>
      <text:p text:style-name="P2"><text:span text:style-name="T6">&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1" text:outline-level="2">Сон Макса</text:h>
      <text:p text:style-name="P67"/>
      <text:p text:style-name="P2"><text:span text:style-name="T6">&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oft-page-break/><text:span text:style-name="T6">&lt;</text:span><text:span text:style-name="T12">Как возникли пегасы и единороги.</text:span></text:p>
      <text:p text:style-name="P2"><text:span text:style-name="T12">Пони для мирного сосуществования с соседями вступали в межвидовые браки (не только правители, а и целые племена). Единороги </text:span><text:span text:style-name="T13">—</text:span><text:span text:style-name="T12"> гибриды земнопони и истинных единорогов (с раздвоенными копытами и хвостом с кисточкой). Пегасы </text:span><text:span text:style-name="T13">—</text:span><text:span text:style-name="T12"> гибриды земнопони и грифонов (гены пегасов </text:span><text:span text:style-name="T13">—</text:span><text:span text:style-name="T12">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6">&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6">&gt;</text:span></text:p>
      <text:p text:style-name="P2"/>
      <text:h text:style-name="P10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2">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text:soft-page-break/>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oft-page-break/><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2">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text:soft-page-break/>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oft-page-break/><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4">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2">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0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oft-page-break/><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2">согласовать с тем, что говорил Анакорн о Р/Д</text:span><text:span text:style-name="T6">&gt;</text:span>). </text:p>
      <text:p text:style-name="P2">Об этом Эгрегоре пишется в книге <text:span text:style-name="T6">&lt;</text:span><text:span text:style-name="T1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2">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2">Кто следующий готов рассказывать?</text:span></text:p>
      <text:p text:style-name="P28">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6">&gt;</text:span></text:p>
      <text:p text:style-name="P2"/>
      <text:p text:style-name="P2"><text:span text:style-name="T6">&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text:soft-page-break/>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0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3">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text:span><text:soft-page-break/><text:span text:style-name="T12">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0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6">&gt;</text:span></text:p>
      <text:p text:style-name="P2"/>
      <text:h text:style-name="P10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3">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oft-page-break/><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2">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2">добавить сочувствия</text:span><text:span text:style-name="T6">&gt;</text:span>.</text:p>
      <text:p text:style-name="P2"/>
      <text:p text:style-name="P2"><text:span text:style-name="T6">&lt;</text:span><text:span text:style-name="T12">После этого случая Тавйлайт решает прекратить сеансы двойного сна. Сеанса с ЭйДжей и Флатти не будет</text:span><text:span text:style-name="T6">&gt;</text:span></text:p>
      <text:p text:style-name="P2"/>
      <text:h text:style-name="P101" text:outline-level="2"><text:soft-page-break/>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3">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oft-page-break/><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1" text:outline-level="2">Поиск решения</text:h>
      <text:p text:style-name="P67"/>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6">&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6">&gt;</text:span></text:p>
      <text:p text:style-name="P2"/>
      <text:h text:style-name="P10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3">Дуглас </text:span><text:span text:style-name="T14">—</text:span><text:span text:style-name="T13"> </text:span><text:span text:style-name="T14">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2">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2">двухмесячной</text:span><text:span text:style-name="T6">&gt;</text:span> давности осталось лишь направление движения.</text:p>
      <text:p text:style-name="P2">И опять, как <text:span text:style-name="T6">&lt;</text:span><text:span text:style-name="T1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6">&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0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0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2">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2">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2">расширить</text:span><text:span text:style-name="T6">&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2">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2">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2">пять</text:span><text:span text:style-name="T6">&gt;</text:span>длинную прореху в куртке, <text:span text:style-name="T6">&lt;</text:span><text:span text:style-name="T1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2">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2">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2">улучшить</text:span><text:span text:style-name="T6">&gt;</text:span>. А тот случай, когда мне пришлось зашивать тебе куртку после нападения убийц <text:span text:style-name="T6">&lt;</text:span><text:span text:style-name="T12">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1" text:outline-level="2">След?</text:h>
      <text:p text:style-name="P67"/>
      <text:p text:style-name="P2"><text:span text:style-name="T6">&lt;</text:span><text:span text:style-name="T12">сначала эпизод - проверка сумки в серверной</text:span><text:span text:style-name="T6">&gt;</text:span></text:p>
      <text:p text:style-name="P2"><text:span text:style-name="T6">&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2">“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2">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2">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2">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1" text:outline-level="2">Озарение</text:h>
      <text:p text:style-name="P2"/>
      <text:p text:style-name="P2"><text:span text:style-name="T6">&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text:soft-page-break/>не хватит. Она талантливый маг и учёный, но тут требуется нечто эпическое. </text:p>
      <text:p text:style-name="P52"><text:span text:style-name="T6">– </text:span>Ну хорошо. Убедила. В конце-концов, можем поступить так. Вы с Флатти вернётесь обратно а я продолжу поиски здесь.</text:p>
      <text:p text:style-name="P52"><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6">– </text:span>Вы можете связываться со мной раз в месяц по коридору.</text:p>
      <text:p text:style-name="P52"><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6">– </text:span>Конечно оставаться. Кто ещё, кроме нас, может найти её?</text:p>
      <text:p text:style-name="P52"><text:span text:style-name="T6">– </text:span>Я думал, ты не сможешь оставить Энджела и всех остальных надолго.</text:p>
      <text:p text:style-name="P52"><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6">– </text:span>Извини, Флаттершай, забылся.</text:p>
      <text:p text:style-name="P57"><text:span text:style-name="T6">– </text:span>Та ладно, я ж не против, – возразила Эпплджек. – Не парься, Флатти. Было б хуже, если б он <text:s/>назвал меня Эпплджек на людях.</text:p>
      <text:p text:style-name="P57"><text:span text:style-name="T6">– </text:span>Ты так... – запнулась Флаттершай. – Так быстро забыла свою ферму. И...</text:p>
      <text:p text:style-name="P57"><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6">– </text:span>Как ты можешь так говорить? – расплакалась Флаттершай.</text:p>
      <text:p text:style-name="P57"><text:span text:style-name="T6">– </text:span>Эй, девушки, не ссорьтесь! Мы — одна команда! И надеюсь, останемся ею и в дальнейшем. </text:p>
      <text:list xml:id="list5898513691241878911" text:style-name="L5">
        <text:list-header>
          <text:p text:style-name="P9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6">– </text:span>А если нет? – Эпплджек смотрела мне мне прямо в глаза.</text:p>
      <text:list xml:id="list192747855548614" text:continue-numbering="true" text:style-name="L5">
        <text:list-header>
          <text:p text:style-name="P97">Я молча пожал плечами. Эпплджек уверенно продолжила.</text:p>
        </text:list-header>
      </text:list>
      <text:p text:style-name="P57"><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6">– </text:span>Спасибо, ЭйДжей.</text:p>
      <text:p text:style-name="P57"><text:span text:style-name="T6">– </text:span>Я об Эквестрии беспокоюсь. – ворчливо отозвалась Эпплджек. – Надо разобраться с этой ерундой <text:soft-page-break/>наконец-то. И я чертовски намерена это сделать.</text:p>
      <text:list xml:id="list192747883379294" text:continue-numbering="true" text:style-name="L5">
        <text:list-header>
          <text:p text:style-name="P97">Флаттершай пробормотала нечто, показавшееся мне знакомым.</text:p>
        </text:list-header>
      </text:list>
      <text:p text:style-name="P57"><text:span text:style-name="T6">– </text:span>Флатти, ты что-то сказала? Я не расслышал.</text:p>
      <text:p text:style-name="P57"><text:span text:style-name="T6">– </text:span>Намерение Изменяет Реальность.</text:p>
      <text:p text:style-name="P57"><text:span text:style-name="T6">– </text:span>Эээ. А где ты слышала эту фразу, если не секрет?</text:p>
      <text:p text:style-name="P57"><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748471652141" text:continue-numbering="true" text:style-name="L5">
        <text:list-header>
          <text:p text:style-name="P97">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6">– </text:span>Флатти, ЭйДжей, буду через час. Ждите!</text:p>
      <text:p text:style-name="P52"/>
      <text:h text:style-name="P102" text:outline-level="2">Почти.</text:h>
      <text:p text:style-name="P65"/>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6">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102" text:outline-level="2">Дискорд</text:h>
      <text:p text:style-name="P67"/>
      <text:p text:style-name="P65"><text:soft-page-break/>Девушки поспешно собирались, пока я растолковывал им задачу.</text:p>
      <text:p text:style-name="P65"><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5"><text:span text:style-name="T6">– </text:span>Это тот твой приятель, который разбился с полгода назад? – спросила Эпплджек.</text:p>
      <text:p text:style-name="P65"><text:span text:style-name="T6">– </text:span>Да, это он.</text:p>
      <text:p text:style-name="P65"><text:span text:style-name="T6">– </text:span>А как мы попадём в его квартиру? Там сейчас кто-то живёт? – Флаттершай прыгала на одной ноге, натягивая кед.</text:p>
      <text:p text:style-name="P65"><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6">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2">Плохо написано!</text:span><text:span text:style-name="T6">&gt;</text:span></text:p>
      <text:p text:style-name="P66">Я поднёс брелок пропуска к домофону, но дверь подъезда не открылась. Замигала красная лампочка и зажужжал зуммер.</text:p>
      <text:p text:style-name="P66">Я выругался.</text:p>
      <text:p text:style-name="P66"><text:span text:style-name="T6">– </text:span>Макс, что случилось? У нас проблемы?</text:p>
      <text:p text:style-name="P66"><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6"><text:span text:style-name="T6">– </text:span>Так что, будем ломать дверь? – Эпплджек критически осмотрелась, подмечая бабулек на лавочке и зевак во внутреннем скверике.</text:p>
      <text:p text:style-name="P66"><text:span text:style-name="T6">– </text:span>Нет нужды. Лучше станьте-ка сзади меня так, чтобы заслонить от этих бабулек и от вооон той камеры наблюдения.</text:p>
      <text:list xml:id="list1584108818180777992" text:style-name="L6">
        <text:list-header>
          <text:p text:style-name="P9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6">–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6">– </text:span>Макс, тут окно разбито! И верёвка какая-то висит. – крикнула Флаттершай из кухни.</text:p>
      <text:p text:style-name="P83"><text:span text:style-name="T6">–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6">–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6">– </text:span>Оп-па! – пробормотала Эпплджек. – Нежданчик!</text:p>
      <text:p text:style-name="P83"><text:span text:style-name="T6">– </text:span>Ты, я вижу, времени не терял, – моя рука под прикрытием стола медленно тянулась к тяжёлой фарфоровой кружке, стоящей на краю.</text:p>
      <text:p text:style-name="P6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6">– </text:span>А почему ты вообще решил искать нас тут? – спросила Эпплджек. – Приехал бы домой. Мы б тебя чаем напоили.</text:p>
      <text:p text:style-name="P68"><text:span text:style-name="T6">–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6">– </text:span>С кем это вы тут разговариваете?</text:p>
      <text:list xml:id="list5001029937095340037"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text:soft-page-break/>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101"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text:soft-page-break/>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6">&lt;</text:span><text:span text:style-name="T1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3">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text:soft-page-break/>–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8">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78">– И что? – продолжила его мысль Эпплджек.</text:p>
      <text:p text:style-name="P78">– Эквестрийские <text:span text:style-name="T6">&lt;</text:span><text:span text:style-name="T12">три месяца</text:span><text:span text:style-name="T6">&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text:soft-page-break/>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74"/>
      <text:h text:style-name="P101" text:outline-level="2">Назад, в Эквестрию</text:h>
      <text:p text:style-name="P74"/>
      <text:p text:style-name="P74">Долго паниковать не пришлось. </text:p>
      <text:p text:style-name="P74"><text:soft-page-break/>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6">&lt;</text:span><text:span text:style-name="T12">полгода</text:span><text:span text:style-name="T6">&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3"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6">–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pan><text:soft-page-break/><text:span text:style-name="T1">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10">–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6">&lt;</text:span>упомянуть в эпизоде на Терре, что МЛП-сериал закрылся год назад<text:span text:style-name="T6">&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text:soft-page-break/>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text:soft-page-break/>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6">&lt;</text:span><text:span text:style-name="T14">чёрт</text:span><text:span text:style-name="T6">&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text:soft-page-break/></text:p>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6">–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6">– </text:span>Факн щит<text:note text:id="ftn11"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85">Анакорн развёл руками.</text:p>
      <text:p text:style-name="P8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6">&lt;</text:span><text:span text:style-name="T12">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6">&lt;</text:span><text:span text:style-name="T12">полгода</text:span><text:span text:style-name="T6">&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text:soft-page-break/>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929709811101227598" text:style-name="L8">
        <text:list-header>
          <text:p text:style-name="P99">(<text:span text:style-name="T16">Луна — как повелительница снов, слышала разговор Макса с Анакорном</text:span>)</text:p>
          <text:p text:style-name="P100"/>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2">Я опустил руку на шею Дэш и ощутил теплоту и лёгкое покалывание в пустоте.</text:p>
      <text:p text:style-name="P52"><text:span text:style-name="T6">–</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101" text:outline-level="2">Земля</text:h>
      <text:p text:style-name="P55">Музыкальная тема из бегущего по лезвию бритвы — <text:span text:style-name="T6">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text:soft-page-break/></text:p>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3">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text:soft-page-break/>Яростно метнув <text:span text:style-name="T6">&lt;</text:span><text:span text:style-name="T1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1T19:27:46.213358048</dc:date>
    <meta:editing-duration>P39DT10H51M47S</meta:editing-duration>
    <meta:editing-cycles>1345</meta:editing-cycles>
    <meta:generator>LibreOffice/5.0.2.2$Linux_X86_64 LibreOffice_project/00m0$Build-2</meta:generator>
    <meta:document-statistic meta:table-count="0" meta:image-count="0" meta:object-count="0" meta:page-count="107" meta:paragraph-count="2197" meta:word-count="48364" meta:character-count="322168" meta:non-whitespace-character-count="273663"/>
  </office:meta>
</office:document-meta>
</file>